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Standardnípísmoodstavce" style:family="text">
      <style:text-properties fo:font-weight="bold" style:font-weight-asian="bold"/>
    </style:style>
    <style:style style:name="T19" style:parent-style-name="instrukce" style:family="text">
      <style:text-properties style:use-window-font-color="true"/>
    </style:style>
    <style:style style:name="P20" style:parent-style-name="Základnítext" style:family="paragraph">
      <style:paragraph-properties fo:margin-left="0.1972in" fo:text-indent="0in">
        <style:tab-stops/>
      </style:paragraph-properties>
    </style:style>
    <style:style style:name="P21" style:parent-style-name="Základnítext" style:family="paragraph">
      <style:paragraph-properties fo:margin-left="0.1972in" fo:text-indent="0in">
        <style:tab-stops/>
      </style:paragraph-properties>
    </style:style>
    <style:style style:name="P22" style:parent-style-name="Základnítext" style:family="paragraph">
      <style:paragraph-properties fo:margin-left="0.1972in" fo:text-inden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79/2019<text:bookmark-end text:name="Text14"/></text:p>
            <text:p text:style-name="Normální">KVOP-52896/2019<text:bookmark-end text:name="Text2"/></text:p>
            <text:p text:style-name="Normální"><text:bookmark-start text:name="Text6"/>26. 11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Vážený pan<text:bookmark-end text:name="Text8"/></text:p>
            <text:p text:style-name="Normální">R. S., Ph.D.</text:p>
            <text:p text:style-name="Normální"/>
            <text:p text:style-name="Normální"/>
            <text:p text:style-name="Normální"/>
            <text:p text:style-name="P17">do vlastních rukou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 a rozhodnutí<text:s/>o částečném odmítnutí žádosti</text:h>
      <text:p text:style-name="Základnítext">Vážený pane doktore,</text:p>
      <text:p text:style-name="Základnítext">dne 11. 11. 2019 byla do Kanceláře veřejného ochránce práv doručena Vaše žádost podle zákona č. 106/1999 Sb., o svobodném přístupu k informacím, ve znění pozdějších předpisů, v níž se v bodě 1 mimo jiné ptáte:</text:p>
      <text:p text:style-name="Základnítext">kterými osobami na jakých pracovních pozicích veřejný ochránce práv zastoupený JUDr. Stanislavem Křečkem ve svém konečném rozhodnutí sp. zn.: 6299/2019/VOP/PL KVOP-48463/2019 ze dne 31. října 2019 učinil skutečnosti neodpovídající, zavádějící, manipulativní tvrzení a formuloval ničím nepodloženou spekulaci.</text:p>
      <text:p text:style-name="Základnítext">Ve smyslu zákona o svobodném přístupu k informacím,<text:s/><text:span text:style-name="Silné">se k </text:span><text:span text:style-name="T18">této části žádosti</text:span><text:span text:style-name="Silné"><text:s/>poskytují níže uvedené informace</text:span>:</text:p>
      <text:p text:style-name="Základnítext">Zpracovatelem Vašeho podnětu sp. zn. 6299/2019/VOP/PL, a tedy i návrhu odpovědi pro JUDr. Křečka ze dne 31. října 2019, byl Mgr. Petr Lesa, právník odboru veřejného pořádku a místní správy, Sekce právní, Kanceláře veřejného ochránce práv.</text:p>
      <text:p text:style-name="Základnítext"><text:span text:style-name="Silné">Současně</text:span></text:p>
      <text:p text:style-name="Základnítext"><text:span text:style-name="Silné">vydává Kancelář veřejného ochránce práv</text:span><text:s/>jako povinný subjekt dle ustanovení § 2 odst. 1 zákona<text:s/>č. 106/1999 Sb., o svobodném přístupu k informacím, ve znění pozdějších předpisů, a současně jako osoba pověřená v souladu s ustanovením § 25 odst. 2 zákona č. 349/1999 Sb., o veřejném ochránci práv, ve znění pozdějších předpisů, veřejným ochráncem práv k plnění povinností veřejného ochránce práv podle zákona o svobodném přístupu k informacím, v souladu s ustanovením § 15 a ustanovením § 20 odst. 4 písm. a) zákona o svobodném přístupu k informacím, ve spojení s ustanovením § 67 a násl. zákona č. 500/2004 Sb., správní řád, ve znění pozdějších předpisů toto</text:p>
      <text:h text:style-name="Nadpis1" text:outline-level="1">rozhodnutí,</text:h>
      <text:p text:style-name="Základnítext">kterým se<text:s/><text:span text:style-name="Silné">částečně odmítá</text:span><text:s/>žádost pana R. S., Ph.D., narozeného xxx, bytem xxx ze dne 11. 11. 2019 podle ustanovení § <text:span text:style-name="instrukce"><text:s/></text:span><text:span text:style-name="T19">2 odst. 4</text:span><text:s/>zákona o svobodném přístupu k informacím.</text:p>
      <text:soft-page-break/>
      <text:h text:style-name="Nadpis1" text:outline-level="1">Odůvodnění</text:h>
      <text:p text:style-name="Základnítext">Dne 11. 11.<text:s/>2019 se na veřejného ochránce práv obrátil pan R. S., Ph.D. (dále jen „žadatel“) s žádostí o informaci podle zákona o svobodném přístupu k informacím.</text:p>
      <text:p text:style-name="Základnítext">Žadatel požadoval následující informace:</text:p>
      <text:list text:style-name="LFO3_1" text:continue-numbering="true">
        <text:list-item>
          <text:p text:style-name="P20">„Z jakého důvodu a na základě jakých odborných kompetencí a faktů a kterými osobami na jakých pracovních pozicích veřejný ochránce práv zastoupený JUDr. Stanislavem Křečkem ve svém konečném rozhodnutí, Sp. zn. 6299/2019/VOP/PL č.j. KVOP-48463/2019 ze dne 31. října 2019, že veřejný ochránce práv se nebude zabývat řádně<text:s/>podaným Podnětem – stížností na Ústav pro studium totalitních režimů a Radu ÚSTR pro opakované účelové porušování a obcházení zákona č. 106/1999 Sb., o svobodném přístupu k informacím, na odpírání informací o odpovědnosti ÚSTR a jeho pracovníků a funkcionářů za konkrétní činnosti a vědomou publikaci a prezentaci nesprávných údajů a nepravdivých informací v projektu Paměť národa, na odepírání informací o důvodech nečinnosti a o nečinnosti či krocích činěných ÚSTR v souvislosti s publikací a dlouhodobou vědomou veřejnou prezentací nepravdivých informací a nesprávných údajů o pamětníkovi<text:s/>X<text:s/>ve společném projektu ÚSTR a organizace Post Bellum, učinil skutečnosti neodpovídající, zavádějící, manipulativní tvrzení a formuloval ničím nedoloženou spekulaci, že „Z podnětu vyplývá, že jste Ústav požádal o opravu (dle Vašeho názoru) nesprávných informací, poskytnutých jedním z pamětníků, publikovaných v rámci projektu Paměť národa. V žádosti o informace jste se tázal na roli Ústavu v rámci projektu Paměť národa na jeho podíl na publikaci údajně nesprávných informací o Aloisu Grebeníčkovi a na případný postup Ústavu vedoucí k odstranění nepravdivých informací."</text:p>
        </text:list-item>
        <text:list-item>
          <text:p text:style-name="P21">Z jakého důvodu veřejný ochránce práv, když ve svém rozhodnutí (Sp. zn. 6299/2019/VOP/PL č.j. KVOP-48463/2019 ze dne 31. října 2019) informuje o svém konečném stanovisku o nepříslušnosti veřejného ochránce práv zabývat se podnětem na porušování zákona a úředních postupů organizační složkou státu ÚSTR a orgánem veřejné moci, tedy Radou ÚSTR, se uchýlil nad rámec tohoto rozhodnutí k manipulativnímu, účelovému a zavádějícímu posuzování a komentování obsahu věci, kterou se odmítá zabývat, a učinil skutečnosti neodpovídající, zavádějící, manipulativní tvrzení a ničím nedoloženou spekulaci o obsahu žádosti ze dne 27. května 2019 o poskytnutí informací, k níž ÚSTR jako povinný subjekt a Rada ÚSTR odmítají poskytnout většinu požadovaných informací, a naopak z podstatné části zcela zamlčel skutečný obsah žádosti o požadované informace o odpovědnosti a činnosti ÚSTR v případě publikace prokazatelně nesprávných údajů a nepravdivých informací o pamětnících ve společném projektu Post Bellum a ÚSTR Paměť národa.</text:p>
        </text:list-item>
        <text:list-item>
          <text:p text:style-name="P22">Jaké existující postupy veřejný ochránce práv ve své činnosti uplatňuje v případech, kdy ve svých rozhodnutích pochybí v argumentaci nebo v případech, kdy učiní a formuluje v oficiálním výstupu při rozhodnutí o své nepříslušnosti nekompetentní a skutečnosti neodpovídající spekulace o obsahu podnětu, o faktech, zpochybní je, informuje zavádějícím způsobem a zároveň zamlčí podstatnou část obsahu a pravdivá fakta?</text:p>
        </text:list-item>
      </text:list>
      <text:soft-page-break/>
      <text:p text:style-name="Základnítext">Žadatel v bodech č. 1 a 2 požaduje dovysvětlit či dodatečně zdůvodnit vyjádření zástupce veřejné ochránkyně práv JUDr. Křečka, obsažené v dopise ze dne 31. října 2019 č. j. KVOP-48463/2019. Zástupce veřejné ochránkyně tímto dopisem reagoval na nesouhlas žadatele s odpovědí č. j. KVOP-46860/2019 ze dne 16. října 2019, kterou vyřídil stěžovatelův podnět sp. zn.: 6299/2019/VOP/PL. V bodě 3 žádosti, se žadatel ptá na existenci opravných prostředků, které je možné uplatnit vůči případným chybným závěrům veřejného ochránce práv.</text:p>
      <text:p text:style-name="Základnítext">Podle ustanovení § 2 odst. 4 zákona o svobodném přístupu k informacím se povinnost poskytovat informace netýká dotazů na názory, budoucí rozhodnutí a vytváření nových informací.</text:p>
      <text:p text:style-name="Základnítext">Podle ustálené judikatury Nejvyššího správního soudu citované ustanovení „brání povinný subjekt před tím, aby se na něj žadatelé v režimu uvedeného zákona obraceli s žádostmi o zaujetí stanoviska v blíže specifikované věci, provedení právního výkladu správním orgánem vydaného rozhodnutí apod." Dle Nejvyššího správního soudu nelze žádost o poskytnutí informace považovat za specifický opravný prostředek sloužící k (do)vysvětlení postupu či stanovisek povinných subjektů.<text:span text:style-name="Značkapozn.podčarou"><text:note text:note-class="footnote" text:id="_ftn0"><text:note-citation>1</text:note-citation><text:note-body><text:p text:style-name="Textpozn.podčarou"><text:s/>Srov. rozsudek Nejvyššího správního soudu ze dne 14.<text:s/>1. 2015, čj. 10 As 117/2014 – 64, bod 12 a 13,<text:s/><text:a xlink:href="http://www.nssoud.cz" office:target-frame-name="_top" xlink:show="replace"><text:span text:style-name="Hypertextovýodkaz">www.nssoud.cz</text:span></text:a>. <text:s/></text:p></text:note-body></text:note></text:span></text:p>
      <text:p text:style-name="Základnítext">Žadatelovu žádost v bodech č. 1 a 2<text:span text:style-name="Značkapozn.podčarou"><text:note text:note-class="footnote" text:id="_ftn1"><text:note-citation>2</text:note-citation><text:note-body><text:p text:style-name="Textpozn.podčarou"><text:s/>S výjimkou části bodu 1 týkajícího se dotazu na osoby podílející se na přípravě odpovědi zástupce ochránkyně ze dne<text:s/>31. října 2019.<text:s/></text:p></text:note-body></text:note></text:span><text:s/>je možné typově podřadit pod dotaz na názor.<text:span text:style-name="Značkapozn.podčarou"><text:note text:note-class="footnote" text:id="_ftn2"><text:note-citation>3</text:note-citation><text:note-body><text:p text:style-name="Textpozn.podčarou"><text:s/>Takové žádosti jsou často podávány jako vyjádření nespokojenosti s jinou aktivitou povinného subjektu, typicky žádost o sdělení, z jakého důvodu povinný subjekt vydal konkrétní rozhodnutí, proč se v rámci určitého materiálu nezabýval též určitým v žádosti uvedeným problémem, z jakého důvodu nebyl určitým způsobem činný apod.</text:p><text:p text:style-name="Textpozn.podčarou">Srov. Furek, A., Rothanzl, L., Jirovec, T.: Zákon o svobodném přístupu k informacím. Komentář. 1. vydání. Praha: C. H.<text:s/>Beck, 2016, k § 2 odst. 4, bod 27, s. 21-165.<text:s/></text:p></text:note-body></text:note></text:span><text:s/>To, že v předmětných bodech žadatel požaduje „dovysvětlení“ odpovědi JUDr. Křečka, dokládá mimo jiné i to, že body 1 a 2 žádosti jsou uvozeny slovy „z jakého důvodu“, a dále jím popsané odůvodnění žádosti, ve kterém vyjadřuje nespokojenost s tím, jak zástupce ochránkyně vyřídil jeho podnět sp. zn. 6299/2019/VOPO/PL.</text:p>
      <text:p text:style-name="Základnítext">Svůj názor na věc, jíž se týkal podnět sp. zn.: 6299/2019/VOP/PL, zástupce ochránkyně žadateli sdělil v jednotlivých odpovědích ze dne 16. a 31. října 2019. Další vysvětlení motivů, úvah či důvodů postupu zástupce ochránkyně v režimu zákona o svobodném přístupu k informacím proto nepřichází v úvahu.</text:p>
      <text:p text:style-name="Základnítext">Požadované informace (odpovědi na položené otázky v bodech 1 až 3) nejsou jinak zaznamenány.</text:p>
      <text:p text:style-name="Základnítext">Pokud žadatelem požadované informace neexistují, tj. nejsou ve smyslu § 3 odst. 3 zákona o svobodném přístupu k informacím zaznamenány, jejich poskytnutí rovněž nepřichází dle § 2 odst. 4 zákona o svobodném přístupu k informacím v úvahu, neboť povinnost poskytovat<text:s/>informace se netýká vytváření nových informací.</text:p>
      <text:soft-page-break/>
      <text:p text:style-name="Základnítext">Podle Nejvyššího správního soudu<text:span text:style-name="Značkapozn.podčarou"><text:note text:note-class="footnote" text:id="_ftn3"><text:note-citation>4</text:note-citation><text:note-body><text:p text:style-name="Textpozn.podčarou"><text:s/>Srov. rozsudek Nejvyššího správního soudu ze dne 9. 2. 2012, čj. 1 As 141/2011 - 67, č. 2635/2012 Sb. NSS, bod 19,<text:s/><text:a xlink:href="http://www.nssoud.cz" office:target-frame-name="_top" xlink:show="replace"><text:span text:style-name="Hypertextovýodkaz">www.nssoud.cz</text:span></text:a>.<text:s/></text:p></text:note-body></text:note></text:span><text:s/>prvotním předpokladem pro odmítnutí žádosti o informace s tím, že by šlo o vytvoření nových informací, je logicky skutečnost, že povinný subjekt danými informacemi nedisponuje. Dalším předpokladem je to, že povinný subjekt nemá povinnost předmětnými informacemi disponovat.</text:p>
      <text:p text:style-name="Základnítext">S výjimkou informace o osobě a její pracovní pozici, zpracovávající společně se zástupcem ochránkyně stěžovatelův podnět sp. zn.: 6299/2019/VOP/PL, není povinností Kanceláře veřejného ochránce práv disponovat informacemi, jimiž by žadateli zdůvodnila či vysvětlila předchozí postup zástupce ochránkyně a není ani její povinností tyto informace nově vytvářet.</text:p>
      <text:p text:style-name="Základnítext">Pokud zástupce ochránkyně jiné úvahy, než ty, které jsou uvedeny v dopise č. j. KVOP-48463/2019 nevyjevil, nemůže Kancelář veřejného ochránce práv stěžovateli poskytnout informace odůvodňující postup zástupce ochránkyně. Kancelář veřejného ochránce práv může žadateli poskytnout pouze existující informace.</text:p>
      <text:p text:style-name="Základnítext">Žádost se proto v souladu s ustanovením § 2 odst. 4 zákona o svobodném přístupu k informacím v části bodů č. 1<text:span text:style-name="Značkapozn.podčarou"><text:note text:note-class="footnote" text:id="_ftn4"><text:note-citation>5</text:note-citation><text:note-body><text:p text:style-name="Textpozn.podčarou"><text:s/>S výjimkou informace o zpracovateli podnětu.</text:p></text:note-body></text:note></text:span><text:s/>až 3 odmítá.</text:p>
      <text:p text:style-name="Základnítext">Veškeré ostatní požadované informace byly žadateli poskytnuty a doručeny spolu s tímto rozhodnutím (viz výše).</text:p>
      <text:p text:style-name="Základnítext">Nad rámec zákonné povinnost povinný subjekt k bodu 3 žádosti<text:s/>sděluje, že zákon o veřejném ochránci práv<text:span text:style-name="Značkapozn.podčarou"><text:note text:note-class="footnote" text:id="_ftn5"><text:note-citation>6</text:note-citation><text:note-body><text:p text:style-name="Textpozn.podčarou"><text:s/>Zákon č. 349/1999 Sb., o veřejném ochránci práv, ve znění pozdějších předpisů.</text:p></text:note-body></text:note></text:span><text:s/>žádným způsobem neupravuje opravné prostředky vůči zjištěním a závěrům veřejného ochránce práv. Ochránce je odpovědný Poslanecké<text:s/>sněmovně Parlamentu České republiky, která ho volí, a jíž předkládá zprávy o své činnosti.</text:p>
      <text:h text:style-name="Nadpis1" text:outline-level="1">Poučení</text:h>
      <text:p text:style-name="Základnítext">Proti tomuto rozhodnutí lze v souladu s ustanovením § 16 zákona o svobodném přístupu k informacím a v souladu se Zásadami pro poskytování informací Kanceláří<text:s/>veřejného ochránce práv (viz<text:s/><text:span text:style-name="Hypertextovýodkaz">www.ochrance.cz</text:span>), podat ve lhůtě 15 dnů od jeho doručení odvolání k vedoucímu Kanceláře veřejného ochránce práv prostřednictvím ředitelky právní sekce.</text:p>
      <text:p text:style-name="podpis"/>
      <text:p text:style-name="podpis"/>
      <text:p text:style-name="podpis"/>
      <text:p text:style-name="podpis">Mgr. Petra Zdražilová</text:p>
      <text:p text:style-name="podpis">ředitelka právní sekce</text:p>
      <text:p text:style-name="podpis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ZSL6*</text:span>*KVOPX009ZSL6*</text:p>
        <text:p text:style-name="P12"><text:span text:style-name="T13">KVOPX009ZSL6</text:span>KVOPX009ZSL6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12-17T12:21:00Z</meta:creation-date>
    <dc:date>2019-12-17T12:31:00Z</dc:date>
    <meta:print-date>2016-06-27T08:08:00Z</meta:print-date>
    <meta:template xlink:href="KVOP_dopis%20vedoucího" xlink:type="simple"/>
    <meta:editing-cycles>5</meta:editing-cycles>
    <meta:editing-duration>PT240S</meta:editing-duration>
    <meta:user-defined meta:name="ContentTypeId">0x010100D3A71DC738674B4893D02C4CA0E22FAC</meta:user-defined>
    <meta:document-statistic meta:page-count="4" meta:paragraph-count="18" meta:word-count="1348" meta:character-count="9285" meta:row-count="66" meta:non-whitespace-character-count="7955"/>
  </office:meta>
</office:document-meta>
</file>